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808080" draw:textarea-horizontal-align="center" draw:textarea-vertical-align="middle"/>
    </style:style>
    <style:style style:name="gr3" style:family="graphic" style:parent-style-name="standard">
      <style:graphic-properties draw:fill="solid" draw:fill-color="#004a4a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47b8b8" draw:textarea-horizontal-align="center" draw:textarea-vertical-align="middle"/>
    </style:style>
    <style:style style:name="gr5" style:family="graphic" style:parent-style-name="standard">
      <style:graphic-properties draw:fill="solid" draw:fill-color="#000000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c0c0c0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1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10pt" fo:font-style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2" draw:layer="layout" svg:width="2.386cm" svg:height="0.645cm" svg:x="0.747cm" svg:y="0.468cm">
          <draw:text-box>
            <text:p text:style-name="P1"><text:span text:style-name="T1">Source text </text:span></text:p>
          </draw:text-box>
        </draw:frame>
        <draw:rect draw:style-name="gr2" draw:text-style-name="P4" draw:layer="layout" svg:width="2.697cm" svg:height="1.635cm" svg:x="4.455cm" svg:y="1.692cm">
          <text:p text:style-name="P3"><text:span text:style-name="T1">Parser</text:span></text:p>
        </draw:rect>
        <draw:custom-shape draw:style-name="gr3" draw:text-style-name="P5" draw:layer="layout" svg:width="2.823cm" svg:height="1.313cm" svg:x="8.182cm" svg:y="1.728cm">
          <text:p/>
          <draw:enhanced-geometry svg:viewBox="0 0 21600 21600" draw:glue-points="10800 0 ?f1 10800 0 21600 10800 21600 21600 21600 ?f7 10800" draw:text-areas="?f1 10800 ?f2 18000 ?f3 7200 ?f4 21600" draw:type="isosceles-triangle" draw:modifiers="10983.569405099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2" draw:layer="layout" svg:width="4.778cm" svg:height="0.645cm" svg:x="8.433cm" svg:y="0.703cm">
          <draw:text-box>
            <text:p text:style-name="P1"><text:span text:style-name="T1">Parse tree <text:s text:c="5"/>or <text:s text:c="7"/></text:span><text:span text:style-name="T2">Errors</text:span></text:p>
          </draw:text-box>
        </draw:frame>
        <draw:g>
          <draw:rect draw:style-name="gr4" draw:text-style-name="P5" draw:layer="layout" svg:width="2.733cm" svg:height="2.769cm" svg:x="0.536cm" svg:y="1.246cm">
            <text:p/>
          </draw:rect>
          <draw:rect draw:style-name="gr5" draw:text-style-name="P5" draw:layer="layout" svg:width="1.149cm" svg:height="0.287cm" svg:x="0.645cm" svg:y="1.42cm">
            <text:p/>
          </draw:rect>
          <draw:rect draw:style-name="gr5" draw:text-style-name="P5" draw:layer="layout" svg:width="1.487cm" svg:height="0.287cm" svg:x="0.803cm" svg:y="1.88cm">
            <text:p/>
          </draw:rect>
          <draw:rect draw:style-name="gr5" draw:text-style-name="P5" draw:layer="layout" svg:width="1.281cm" svg:height="0.287cm" svg:x="0.792cm" svg:y="2.311cm">
            <text:p/>
          </draw:rect>
          <draw:rect draw:style-name="gr5" draw:text-style-name="P5" draw:layer="layout" svg:width="0.457cm" svg:height="0.287cm" svg:x="0.636cm" svg:y="2.741cm">
            <text:p/>
          </draw:rect>
          <draw:rect draw:style-name="gr5" draw:text-style-name="P5" draw:layer="layout" svg:width="1.799cm" svg:height="0.287cm" svg:x="0.866cm" svg:y="3.187cm">
            <text:p/>
          </draw:rect>
          <draw:rect draw:style-name="gr5" draw:text-style-name="P5" draw:layer="layout" svg:width="0.457cm" svg:height="0.287cm" svg:x="0.625cm" svg:y="3.633cm">
            <text:p/>
          </draw:rect>
        </draw:g>
        <draw:line draw:style-name="gr6" draw:text-style-name="P5" draw:layer="layout" svg:x1="3.331cm" svg:y1="2.491cm" svg:x2="4.455cm" svg:y2="2.491cm">
          <text:p/>
        </draw:line>
        <draw:line draw:style-name="gr6" draw:text-style-name="P5" draw:layer="layout" svg:x1="7.189cm" svg:y1="2.515cm" svg:x2="8.338cm" svg:y2="2.515cm">
          <text:p/>
        </draw:line>
        <draw:g>
          <draw:rect draw:style-name="gr7" draw:text-style-name="P5" draw:layer="layout" svg:width="1.343cm" svg:height="1.44cm" svg:x="11.93cm" svg:y="1.523cm">
            <text:p/>
          </draw:rect>
          <draw:rect draw:style-name="gr5" draw:text-style-name="P5" draw:layer="layout" svg:width="0.992cm" svg:height="0.133cm" svg:x="11.979cm" svg:y="1.754cm">
            <text:p/>
          </draw:rect>
          <draw:rect draw:style-name="gr5" draw:text-style-name="P5" draw:layer="layout" svg:width="1.282cm" svg:height="0.133cm" svg:x="11.979cm" svg:y="2.021cm">
            <text:p/>
          </draw:rect>
          <draw:rect draw:style-name="gr5" draw:text-style-name="P5" draw:layer="layout" svg:width="0.665cm" svg:height="0.325cm" svg:x="11.991cm" svg:y="2.275cm">
            <text:p/>
          </draw:rect>
          <draw:rect draw:style-name="gr5" draw:text-style-name="P5" draw:layer="layout" svg:width="0.859cm" svg:height="0.133cm" svg:x="11.991cm" svg:y="2.722cm">
            <text:p/>
          </draw:rect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402</meta:generator>
    <meta:creation-date>2006-09-30T23:40:27</meta:creation-date>
    <dc:date>2012-01-26T21:31:32</dc:date>
    <dc:language>en-US</dc:language>
    <meta:editing-cycles>12</meta:editing-cycles>
    <meta:editing-duration>PT1H39M53S</meta:editing-duration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